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130433" style:font-weight-asian="bold" style:font-weight-complex="bold"/>
    </style:style>
    <style:style style:name="P2" style:family="paragraph" style:parent-style-name="Standard">
      <style:text-properties fo:font-style="normal" style:text-underline-style="none" fo:font-weight="normal" officeooo:paragraph-rsid="00130433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none" fo:font-weight="bold" officeooo:paragraph-rsid="00130433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paragraph-rsid="00130433" style:font-weight-asian="bold" style:font-weight-complex="bold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Plendwerk verrückter Hetzer</text:span><text:span text:style-name="T1"><text:tab/><text:tab/><text:tab/><text:tab/><text:tab/><text:tab/><text:tab/><text:tab/> <text:s text:c="3"/>3/4-Takt</text:span></text:p>
      <text:p text:style-name="P2"/>
      <text:p text:style-name="P1"><text:span text:style-name="T1">Intro </text:span><text:span text:style-name="T2">16 Takte Clean</text:span></text:p>
      <text:p text:style-name="P3">1.Strophe</text:p>
      <text:p text:style-name="P2">Werbung<text:tab/>Traumweberin du spielst uns vor es ginge uns gut</text:p>
      <text:p text:style-name="P2">Werbung<text:tab/>erleichtert mich jeden Morgen der Sorgen und Wut</text:p>
      <text:p text:style-name="P2">Werbung<text:tab/>oh sie versüßt mir die ganze tagtägliche Hatz</text:p>
      <text:p text:style-name="P2">Werbung<text:tab/>mein Opiumersatz</text:p>
      <text:p text:style-name="P2">Werbung<text:tab/>die selbst Verbrechen wohltätig erscheinen lässt</text:p>
      <text:p text:style-name="P2">Werbung<text:tab/>die Gegenwart ist ein einziges rauschendes Fest</text:p>
      <text:p text:style-name="P2">Werbung<text:tab/>das lässt du mich jedenfalls blind und dumm glauben</text:p>
      <text:p text:style-name="P2">Werbung<text:tab/>von niemand sonst lass ich mein Hirn so gerne rauben</text:p>
      <text:p text:style-name="P1"><text:span text:style-name="T1">Bridge </text:span><text:span text:style-name="T2">16 Takte verzerrt</text:span></text:p>
      <text:p text:style-name="P3">Refrain:</text:p>
      <text:p text:style-name="P2">Hier ein Hirn, das einzige</text:p>
      <text:p text:style-name="P2">was noch kostenlos zu haben ist</text:p>
      <text:p text:style-name="P2">wer will denn noch denken heute</text:p>
      <text:p text:style-name="P2">dafür gibt’s die Anzugleute</text:p>
      <text:p text:style-name="P2">Propaganda klingt so böse </text:p>
      <text:p text:style-name="P2">Werbung ist da doch viel schöner</text:p>
      <text:p text:style-name="P2">wer will denn noch denken heute</text:p>
      <text:p text:style-name="P2">dafür gibt’s die Anzugleute</text:p>
      <text:p text:style-name="P1"><text:span text:style-name="T1">Bridge </text:span><text:span text:style-name="T2">16 Takte Clean</text:span></text:p>
      <text:p text:style-name="P3">2. Strophe:</text:p>
      <text:p text:style-name="P2">Werbung<text:tab/>die immer vor meinen eckigen Augen laufen soll</text:p>
      <text:p text:style-name="P2">Werbung <text:s text:c="5"/>erklärst mir die Welt und bläust mir ein: Lüge ist toll</text:p>
      <text:p text:style-name="P2">Werbung<text:tab/>ein paar Scheißketzer entsagen dem geistigen Müll</text:p>
      <text:p text:style-name="P2">dabei sagst du mir doch gnädig was ich will</text:p>
      <text:p text:style-name="P2">Werbung<text:tab/>sollte wohl eigentlich nicht nur mein Hirn regiern</text:p>
      <text:p text:style-name="P2">Werbung<text:tab/>legitimiert dass wir in Richtung Abgrund marschiern</text:p>
      <text:p text:style-name="P2">Werbung <text:s text:c="3"/>Verachtung gebührt den Verleugnern all deiner Wahrheit</text:p>
      <text:p text:style-name="P2">Werbung <text:tab/>Ehrfurcht über deine Herrlichkeit</text:p>
      <text:p text:style-name="P1"><text:span text:style-name="T1">Bridge </text:span><text:span text:style-name="T2">16 Takte verzerrt</text:span></text:p>
      <text:p text:style-name="P3">Refrain 2x</text:p>
      <text:p text:style-name="P1"><text:span text:style-name="T1">Outro </text:span><text:span text:style-name="T2">16 Takte verzer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6-02-26T12:08:16.995741855</meta:creation-date>
    <dc:date>2016-02-26T12:08:29.414479460</dc:date>
    <dc:creator>oxymoronist </dc:creator>
    <meta:editing-duration>PT12S</meta:editing-duration>
    <meta:editing-cycles>1</meta:editing-cycles>
    <meta:document-statistic meta:table-count="0" meta:image-count="0" meta:object-count="0" meta:page-count="1" meta:paragraph-count="34" meta:word-count="206" meta:character-count="1293" meta:non-whitespace-character-count="1100"/>
    <meta:generator>LibreOffice/4.3.3.2$Linux_X86_64 LibreOffice_project/430m0$Build-2</meta:generator>
  </office:meta>
</office:document-meta>
</file>